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4f81bd"/>
    </style:style>
    <style:style style:name="T4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4f81bd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5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5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c0504d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10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bottom="10.00pt"/>
    </style:style>
    <style:style style:name="P2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lexis Dardenne</text:span></text:p>
      <text:p text:style-name="P1"><text:span text:style-name="T1">EPFC</text:span></text:p>
      <text:p text:style-name="P1"><text:span text:style-name="T2">ING2A</text:span><text:span text:style-name="T3"/></text:p>
      <text:p text:style-name="P2"><text:span text:style-name="T4">Rapport projet PRBD 2016</text:span></text:p>
      <text:p text:style-name="P2"><text:span text:style-name="T4"/></text:p>
      <text:p text:style-name="P3"><text:span text:style-name="T5">Listing des form.cs</text:span><text:span text:style-name="T6"/></text:p>
      <text:p text:style-name="P3"><draw:frame text:anchor-type="as-char" svg:width="68.00mm" svg:height="132.03mm" style:rel-width="scale" style:rel-height="scale"><draw:object-ole xlink:href="OleObj1"/><draw:image xlink:href="ObjectReplacements/OleObj1"/></draw:frame><text:span text:style-name="T6"/></text:p>
      <text:p text:style-name="P3"><text:span text:style-name="T7"/></text:p>
      <text:p text:style-name="P3"><text:span text:style-name="T8">1) HomeForm</text:span></text:p>
      <text:p text:style-name="P4"><text:span text:style-name="T9">Page d'accueil du programme.</text:span></text:p>
      <text:p text:style-name="P4"><text:span text:style-name="T9">Permet d'accéder à la liste des stages (2), la liste des membres (3), la liste des moniteurs (4),</text:span></text:p>
      <text:p text:style-name="P4"><text:span text:style-name="T9">la liste des centres (5), la liste des familles (3), inscrire un participant (12), inscrire un moniteur (13), ajouter un stage (7),<text:s text:c="2"/>ajouter un membre (8), ajouter un moniteur (9), ajouter un centre (10), ajouter une famille (11).</text:span></text:p>
      <text:p text:style-name="P4"><text:span text:style-name="T9"/></text:p>
      <text:p text:style-name="P4"><draw:frame text:anchor-type="as-char" svg:width="146.58mm" svg:height="100.28mm" style:rel-width="scale" style:rel-height="scale"><draw:object-ole xlink:href="OleObj2"/><draw:image xlink:href="ObjectReplacements/OleObj2"/></draw:frame><text:span text:style-name="T9"/></text:p>
      <text:p text:style-name="P4"><text:span text:style-name="T10"/></text:p>
      <text:p text:style-name="P5"><text:span text:style-name="T10">2) ConsulterStages</text:span></text:p>
      <text:p text:style-name="P6"><text:span text:style-name="T11">Permet de consulter la liste des stages et faire une recherche multi-critères, ainsi qu'un tri par colonne.</text:span></text:p>
      <text:p text:style-name="P6"><text:span text:style-name="T11">On peut accéder à la fiche d'un stage (14) en double-cliquant dessus</text:span></text:p>
      <text:p text:style-name="P6"><text:span text:style-name="T11">On peut supprimer un stage sélectionné (Désinscrit tous les participants et moniteurs également).</text:span></text:p>
      <text:p text:style-name="P6"><text:span text:style-name="T11">On peut accéder à l'ajout d'un stage (il faudra appuyer sur refresh après l'ajout pour le voir dans la liste).</text:span></text:p>
      <text:p text:style-name="P6"><text:span text:style-name="T12"/></text:p>
      <text:p text:style-name="P7"><draw:frame text:anchor-type="as-char" svg:width="146.58mm" svg:height="105.30mm" style:rel-width="scale" style:rel-height="scale"><draw:object-ole xlink:href="OleObj3"/><draw:image xlink:href="ObjectReplacements/OleObj3"/></draw:frame><text:span text:style-name="T12"/></text:p>
      <text:p text:style-name="P7"><text:span text:style-name="T12"/></text:p>
      <text:p text:style-name="P7"><text:span text:style-name="T12">3) ConsulterParticipants</text:span></text:p>
      <text:p text:style-name="P8"><text:span text:style-name="T13">Permet de consulter la liste des membres et faire une recherche multi-critères ainsi qu'un tri par colonne.</text:span></text:p>
      <text:p text:style-name="P8"><text:span text:style-name="T13">On peut accéder à la fiche du participant en double cliquant dessus.</text:span></text:p>
      <text:p text:style-name="P8"><text:span text:style-name="T13">On peut supprimer le participant sélectionné (le désinscrit également de tous ses stages).</text:span></text:p>
      <text:p text:style-name="P8"><text:span text:style-name="T13">On peut accéder à l'ajout d'un membre (8).</text:span></text:p>
      <text:p text:style-name="P8"><text:span text:style-name="T14"/></text:p>
      <text:p text:style-name="P9"><draw:frame text:anchor-type="as-char" svg:width="146.58mm" svg:height="141.55mm" style:rel-width="scale" style:rel-height="scale"><draw:object-ole xlink:href="OleObj4"/><draw:image xlink:href="ObjectReplacements/OleObj4"/></draw:frame><text:span text:style-name="T14"/></text:p>
      <text:p text:style-name="P9"><text:span text:style-name="T14"/></text:p>
      <text:p text:style-name="P9"><text:span text:style-name="T14">4) ConsulterMoniteurs</text:span></text:p>
      <text:p text:style-name="P10"><text:span text:style-name="T15">Permet de consulter la liste des moniteurs et faire une recherche multi-critères ainsi qu'un tri par colonne.</text:span></text:p>
      <text:p text:style-name="P10"><text:span text:style-name="T15">On peut accéder à la fiche du moniteur en double cliquant dessus.</text:span></text:p>
      <text:p text:style-name="P10"><text:span text:style-name="T15">On peut supprimer le moniteur sélectionné (le désinscrit également de tous ses stages).</text:span></text:p>
      <text:p text:style-name="P11"><text:span text:style-name="T15">On peut accéder à l'ajout d'un moniteur (9).</text:span><text:span text:style-name="T16"/></text:p>
      <text:p text:style-name="P11"><draw:frame text:anchor-type="as-char" svg:width="146.58mm" svg:height="137.85mm" style:rel-width="scale" style:rel-height="scale"><draw:object-ole xlink:href="OleObj5"/><draw:image xlink:href="ObjectReplacements/OleObj5"/></draw:frame><text:span text:style-name="T16"/></text:p>
      <text:p text:style-name="P11"><text:span text:style-name="T16"/></text:p>
      <text:p text:style-name="P11"><text:span text:style-name="T16">5) ConsulterCentres</text:span></text:p>
      <text:p text:style-name="P12"><text:span text:style-name="T17">Permet de consulter la liste des centres, supprimer un centre si aucun stage ne s'y déroule.</text:span></text:p>
      <text:p text:style-name="P12"><text:span text:style-name="T17">On peut accéder à la modification du centre sélectionné (20) et à l'ajout d'un nouveau centre (10).</text:span></text:p>
      <text:p text:style-name="P12"><text:span text:style-name="T18"/></text:p>
      <text:p text:style-name="P13"><draw:frame text:anchor-type="as-char" svg:width="132.29mm" svg:height="86.25mm" style:rel-width="scale" style:rel-height="scale"><draw:object-ole xlink:href="OleObj6"/><draw:image xlink:href="ObjectReplacements/OleObj6"/></draw:frame><text:span text:style-name="T18"/></text:p>
      <text:p text:style-name="P13"><text:span text:style-name="T18"/></text:p>
      <text:p text:style-name="P13"><text:span text:style-name="T18">6) ConsulterFamilles</text:span></text:p>
      <text:p text:style-name="P14"><text:span text:style-name="T19">Permet de consulter la liste des familles, supprimer une famille si aucun stage n'y appartient.</text:span></text:p>
      <text:p text:style-name="P15"><text:span text:style-name="T19">On peut accéder à la modification de la famille sélectionnée (21) et à l'ajout d'une nouvelle famille(11).</text:span></text:p>
      <text:p text:style-name="P15"><draw:frame text:anchor-type="as-char" svg:width="111.92mm" svg:height="91.81mm" style:rel-width="scale" style:rel-height="scale"><draw:object-ole xlink:href="OleObj7"/><draw:image xlink:href="ObjectReplacements/OleObj7"/></draw:frame><text:span text:style-name="T19"/></text:p>
      <text:p text:style-name="P15"><text:span text:style-name="T20"/></text:p>
      <text:p text:style-name="P15"><text:span text:style-name="T20">7) AjoutStage</text:span></text:p>
      <text:p text:style-name="P16"><text:span text:style-name="T21">Permet l'ajout d'un nouveau stage.</text:span></text:p>
      <text:p text:style-name="P16"><text:span text:style-name="T21">On peut accéder à l'ajout d'une nouvelle famille (11) et d'un nouveau centre (10) en cours d'encodage. (Il faudra appuyer sur refresh après l'ajout pour voir le/la voir apparaitre dans la liste)</text:span></text:p>
      <text:p text:style-name="P16"><text:span text:style-name="T22"/></text:p>
      <text:p text:style-name="P17"><draw:frame text:anchor-type="as-char" svg:width="146.58mm" svg:height="114.56mm" style:rel-width="scale" style:rel-height="scale"><draw:object-ole xlink:href="OleObj8"/><draw:image xlink:href="ObjectReplacements/OleObj8"/></draw:frame><text:span text:style-name="T22"/></text:p>
      <text:p text:style-name="P17"><text:span text:style-name="T22"/></text:p>
      <text:p text:style-name="P17"><text:span text:style-name="T22">8) AjoutMembre</text:span></text:p>
      <text:p text:style-name="P17"><text:span text:style-name="T23">Permet l'ajout d'un nouveau membre</text:span><text:span text:style-name="T24"/></text:p>
      <text:p text:style-name="P17"><draw:frame text:anchor-type="as-char" svg:width="146.58mm" svg:height="112.98mm" style:rel-width="scale" style:rel-height="scale"><draw:object-ole xlink:href="OleObj9"/><draw:image xlink:href="ObjectReplacements/OleObj9"/></draw:frame><text:span text:style-name="T24"/></text:p>
      <text:p text:style-name="P17"><text:span text:style-name="T24"/></text:p>
      <text:p text:style-name="P17"><text:span text:style-name="T24">9) AjoutMoniteur</text:span></text:p>
      <text:p text:style-name="P17"><text:span text:style-name="T25">Permet l'ajout d'un nouveau moniteur</text:span><text:span text:style-name="T26"/></text:p>
      <text:p text:style-name="P17"><draw:frame text:anchor-type="as-char" svg:width="146.58mm" svg:height="113.51mm" style:rel-width="scale" style:rel-height="scale"><draw:object-ole xlink:href="OleObj10"/><draw:image xlink:href="ObjectReplacements/OleObj10"/></draw:frame><text:span text:style-name="T26"/></text:p>
      <text:p text:style-name="P17"><text:span text:style-name="T26"/></text:p>
      <text:p text:style-name="P17"><text:span text:style-name="T26">10) AjoutCentre</text:span></text:p>
      <text:p text:style-name="P17"><text:span text:style-name="T27">Permet l'ajout d'un nouveau centre</text:span></text:p>
      <text:p text:style-name="P17"><draw:frame text:anchor-type="as-char" svg:width="128.59mm" svg:height="48.42mm" style:rel-width="scale" style:rel-height="scale"><draw:object-ole xlink:href="OleObj11"/><draw:image xlink:href="ObjectReplacements/OleObj11"/></draw:frame><text:span text:style-name="T27"/></text:p>
      <text:p text:style-name="P17"><text:span text:style-name="T28"/></text:p>
      <text:p text:style-name="P17"><text:span text:style-name="T28">11) AjoutFamille</text:span></text:p>
      <text:p text:style-name="P17"><text:span text:style-name="T29">Permet l'ajout d'une nouvelle famille</text:span></text:p>
      <text:p text:style-name="P17"><draw:frame text:anchor-type="as-char" svg:width="130.18mm" svg:height="56.89mm" style:rel-width="scale" style:rel-height="scale"><draw:object-ole xlink:href="OleObj12"/><draw:image xlink:href="ObjectReplacements/OleObj12"/></draw:frame><text:span text:style-name="T29"/></text:p>
      <text:p text:style-name="P17"><text:span text:style-name="T30"/></text:p>
      <text:p text:style-name="P17"><text:span text:style-name="T30">12) InscriptionParticipant</text:span></text:p>
      <text:p text:style-name="P18"><text:span text:style-name="T31">Permet d'inscrire un participant à un stage.</text:span></text:p>
      <text:p text:style-name="P18"><text:span text:style-name="T31">On peut faire une recherche parmi les 2 listes.</text:span></text:p>
      <text:p text:style-name="P18"><text:span text:style-name="T31">Si on accède à l'inscription via la fiche d'un membre ou d'un stage. Le participant ou le stage est sélectionné par défaut.</text:span></text:p>
      <text:p text:style-name="P18"><text:span text:style-name="T32"/></text:p>
      <text:p text:style-name="P19"><draw:frame text:anchor-type="as-char" svg:width="146.58mm" svg:height="74.88mm" style:rel-width="scale" style:rel-height="scale"><draw:object-ole xlink:href="OleObj13"/><draw:image xlink:href="ObjectReplacements/OleObj13"/></draw:frame><text:span text:style-name="T32"/></text:p>
      <text:p text:style-name="P19"><text:span text:style-name="T32"/></text:p>
      <text:p text:style-name="P19"><text:span text:style-name="T32">13) InscriptionMoniteur</text:span></text:p>
      <text:p text:style-name="P20"><text:span text:style-name="T33">Permet d'inscrire un moniteur à un stage.</text:span></text:p>
      <text:p text:style-name="P20"><text:span text:style-name="T33">On peut faire une recherche parmi les 2 listes.</text:span></text:p>
      <text:p text:style-name="P21"><text:span text:style-name="T33">Si on accède à l'inscription via la fiche d'un moniteur ou d'un stage. Le moniteur ou le stage est sélectionné par défaut.</text:span></text:p>
      <text:p text:style-name="P21"><draw:frame text:anchor-type="as-char" svg:width="146.58mm" svg:height="76.46mm" style:rel-width="scale" style:rel-height="scale"><draw:object-ole xlink:href="OleObj14"/><draw:image xlink:href="ObjectReplacements/OleObj14"/></draw:frame><text:span text:style-name="T33"/></text:p>
      <text:p text:style-name="P21"><text:span text:style-name="T34"/></text:p>
      <text:p text:style-name="P21"><text:span text:style-name="T34">14) StageForm</text:span></text:p>
      <text:p text:style-name="P22"><text:span text:style-name="T35">Permet de consulter la fiche d'un stage.</text:span></text:p>
      <text:p text:style-name="P22"><text:span text:style-name="T35">On y retrouve les informations du stage ainsi que la liste des participants et des moniteurs.</text:span></text:p>
      <text:p text:style-name="P22"><text:span text:style-name="T35">On peut ajouter ou retirer le payement d'un participant sélectionné.</text:span></text:p>
      <text:p text:style-name="P22"><text:span text:style-name="T35">On peut désinscrire un participant ou un moniteur sélectionné.</text:span></text:p>
      <text:p text:style-name="P22"><text:span text:style-name="T35">On peut accéder à l'inscription d'un participant (12) ou d'un moniteur (13).</text:span></text:p>
      <text:p text:style-name="P22"><text:span text:style-name="T35">On peut accéder à la modification d'un stage (17).</text:span></text:p>
      <text:p text:style-name="P22"><text:span text:style-name="T36"/></text:p>
      <text:p text:style-name="P23"><draw:frame text:anchor-type="as-char" svg:width="146.58mm" svg:height="106.63mm" style:rel-width="scale" style:rel-height="scale"><draw:object-ole xlink:href="OleObj15"/><draw:image xlink:href="ObjectReplacements/OleObj15"/></draw:frame><text:span text:style-name="T36"/></text:p>
      <text:p text:style-name="P23"><text:span text:style-name="T36"/></text:p>
      <text:p text:style-name="P23"><text:span text:style-name="T36">15) ParticipantForm</text:span></text:p>
      <text:p text:style-name="P24"><text:span text:style-name="T37">Permet de consulter la fiche d'un membre.</text:span></text:p>
      <text:p text:style-name="P24"><text:span text:style-name="T37">On y voit ses informations ainsi que la liste des stages auxquels il est inscrit.</text:span></text:p>
      <text:p text:style-name="P24"><text:span text:style-name="T37">On peut désinscrire le participant d'un stage sélectionné.</text:span></text:p>
      <text:p text:style-name="P24"><text:span text:style-name="T37">On peut accéder à la modification du membre (18), à l'inscription à un stage (12) ou à la fiche d'un stage en double-cliquant dessus (14).</text:span><text:span text:style-name="T38"/></text:p>
      <text:p text:style-name="P25"><text:span text:style-name="T38"/></text:p>
      <text:p text:style-name="P25"><draw:frame text:anchor-type="as-char" svg:width="146.58mm" svg:height="111.13mm" style:rel-width="scale" style:rel-height="scale"><draw:object-ole xlink:href="OleObj16"/><draw:image xlink:href="ObjectReplacements/OleObj16"/></draw:frame><text:span text:style-name="T38"/></text:p>
      <text:p text:style-name="P25"><text:span text:style-name="T38"/></text:p>
      <text:p text:style-name="P25"><text:span text:style-name="T38">16) MoniteurForm</text:span></text:p>
      <text:p text:style-name="P26"><text:span text:style-name="T39">Permet de consulter la fiche d'un moniteur.</text:span></text:p>
      <text:p text:style-name="P26"><text:span text:style-name="T39">On y voit ses informations ainsi que la liste des stages qu'il anime.</text:span></text:p>
      <text:p text:style-name="P26"><text:span text:style-name="T39">On peut désinscrire le moniteur d'un stage sélectionné.</text:span></text:p>
      <text:p text:style-name="P27"><text:span text:style-name="T39">On peut accéder à la modification du moniteur (19), à l'inscription à un stage (13) ou à la fiche d'un stage en double-cliquant dessus (14).</text:span><text:span text:style-name="T40"/></text:p>
      <text:p text:style-name="P27"><draw:frame text:anchor-type="as-char" svg:width="146.58mm" svg:height="113.77mm" style:rel-width="scale" style:rel-height="scale"><draw:object-ole xlink:href="OleObj17"/><draw:image xlink:href="ObjectReplacements/OleObj17"/></draw:frame><text:span text:style-name="T40"/></text:p>
      <text:p text:style-name="P27"><text:span text:style-name="T40"/></text:p>
      <text:p text:style-name="P27"><text:span text:style-name="T40">17) ModifierStage</text:span></text:p>
      <text:p text:style-name="P27"><text:span text:style-name="T41">permet de modifier les informations d'un stage</text:span><text:span text:style-name="T42"/></text:p>
      <text:p text:style-name="P27"><draw:frame text:anchor-type="as-char" svg:width="142.08mm" svg:height="119.06mm" style:rel-width="scale" style:rel-height="scale"><draw:object-ole xlink:href="OleObj18"/><draw:image xlink:href="ObjectReplacements/OleObj18"/></draw:frame><text:span text:style-name="T42"/></text:p>
      <text:p text:style-name="P27"><text:span text:style-name="T42"/></text:p>
      <text:p text:style-name="P27"><text:span text:style-name="T42">18) ModifierParticipant</text:span></text:p>
      <text:p text:style-name="P27"><text:span text:style-name="T43">Permet de modifier les informations d'un participant</text:span></text:p>
      <text:p text:style-name="P27"><draw:frame text:anchor-type="as-char" svg:width="130.70mm" svg:height="88.90mm" style:rel-width="scale" style:rel-height="scale"><draw:object-ole xlink:href="OleObj19"/><draw:image xlink:href="ObjectReplacements/OleObj19"/></draw:frame><text:span text:style-name="T43"/></text:p>
      <text:p text:style-name="P27"><text:span text:style-name="T44"/></text:p>
      <text:p text:style-name="P27"><text:span text:style-name="T44">19) ModifierMoniteur</text:span></text:p>
      <text:p text:style-name="P27"><text:span text:style-name="T45">Permet de modifier les informations d'un moniteur</text:span></text:p>
      <text:p text:style-name="P27"><draw:frame text:anchor-type="as-char" svg:width="128.32mm" svg:height="70.91mm" style:rel-width="scale" style:rel-height="scale"><draw:object-ole xlink:href="OleObj20"/><draw:image xlink:href="ObjectReplacements/OleObj20"/></draw:frame><text:span text:style-name="T45"/></text:p>
      <text:p text:style-name="P27"><text:span text:style-name="T46"/></text:p>
      <text:p text:style-name="P27"><text:span text:style-name="T46">20) ModifierCentre</text:span></text:p>
      <text:p text:style-name="P27"><text:span text:style-name="T47">Permet de modifier les informations d'un membre</text:span></text:p>
      <text:p text:style-name="P27"><draw:frame text:anchor-type="as-char" svg:width="121.97mm" svg:height="69.85mm" style:rel-width="scale" style:rel-height="scale"><draw:object-ole xlink:href="OleObj21"/><draw:image xlink:href="ObjectReplacements/OleObj21"/></draw:frame><text:span text:style-name="T47"/></text:p>
      <text:p text:style-name="P27"><text:span text:style-name="T48"/></text:p>
      <text:p text:style-name="P27"><text:span text:style-name="T48">21) ModifierFamille</text:span></text:p>
      <text:p text:style-name="P27"><text:span text:style-name="T49">Permet de modifier les informations d'une famille</text:span></text:p>
      <text:p text:style-name="P27"><draw:frame text:anchor-type="as-char" svg:width="113.51mm" svg:height="38.36mm" style:rel-width="scale" style:rel-height="scale"><draw:object-ole xlink:href="OleObj22"/><draw:image xlink:href="ObjectReplacements/OleObj22"/></draw:frame><text:span text:style-name="T49"/></text:p>
      <text:p text:style-name="P27"><text:span text:style-name="T50"/></text:p>
      <text:p text:style-name="P27"><text:span text:style-name="T50">22) SuccessDialog</text:span></text:p>
      <text:p text:style-name="P27"><text:span text:style-name="T51">Affiche un message de "succès" personnalisé lors d'un encodage ou d'une modification réussie</text:span></text:p>
      <text:p text:style-name="P27"><draw:frame text:anchor-type="as-char" svg:width="146.58mm" svg:height="56.09mm" style:rel-width="scale" style:rel-height="scale"><draw:object-ole xlink:href="OleObj23"/><draw:image xlink:href="ObjectReplacements/OleObj23"/></draw:frame><text:span text:style-name="T51"/></text:p>
      <text:p text:style-name="P27"><text:span text:style-name="T52"/></text:p>
      <text:p text:style-name="P27"><text:span text:style-name="T52">23)ErrorDialog</text:span></text:p>
      <text:p text:style-name="P27"><text:span text:style-name="T53">Affiche un message d'erreur personnalisé lors d'un encodage ou d'une modification non valide</text:span></text:p>
      <text:p text:style-name="P27"><draw:frame text:anchor-type="as-char" svg:width="146.58mm" svg:height="56.89mm" style:rel-width="scale" style:rel-height="scale"><draw:object-ole xlink:href="OleObj24"/><draw:image xlink:href="ObjectReplacements/OleObj24"/></draw:frame><text:span text:style-name="T53"/></text:p>
      <text:p text:style-name="P27"><text:span text:style-name="T53"/></text:p>
      <text:p text:style-name="P27"><text:span text:style-name="T53"/></text:p>
      <text:p text:style-name="P27"><text:span text:style-name="T54">DataSet.xsd</text:span><text:span text:style-name="T55"/></text:p>
      <text:p text:style-name="P27"><draw:frame text:anchor-type="as-char" svg:width="165.89mm" svg:height="97.63mm" style:rel-width="scale" style:rel-height="scale"><draw:object-ole xlink:href="OleObj25"/><draw:image xlink:href="ObjectReplacements/OleObj25"/></draw:frame><text:span text:style-name="T56"/></text:p>
      <text:p text:style-name="P27"><draw:frame text:anchor-type="as-char" svg:width="166.16mm" svg:height="73.82mm" style:rel-width="scale" style:rel-height="scale"><draw:object-ole xlink:href="OleObj26"/><draw:image xlink:href="ObjectReplacements/OleObj26"/></draw:frame><text:span text:style-name="T56"/></text:p>
      <text:p text:style-name="P27"><text:span text:style-name="T56"/></text:p>
      <text:p text:style-name="P27"><text:span text:style-name="T57"/></text:p>
      <text:p text:style-name="P27"><text:span text:style-name="T58"/></text:p>
      <text:p text:style-name="P27"><text:span text:style-name="T58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59"/></text:p>
      <text:p text:style-name="P27"><text:span text:style-name="T60"/></text:p>
      <text:p text:style-name="P28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